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1d1" officeooo:paragraph-rsid="000431d1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0563ef"/>
    </style:style>
    <style:style style:name="T2" style:family="text">
      <style:text-properties officeooo:rsid="0006f1a8"/>
    </style:style>
    <style:style style:name="T3" style:family="text">
      <style:text-properties fo:font-size="12pt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1.296cm" fo:min-width="0.1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3" draw:name="Forme5" draw:style-name="gr3" draw:text-style-name="P4" svg:width="0.742cm" svg:height="0.742cm" svg:x="2.046cm" svg:y="15.766cm">
        <text:p text:style-name="P3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11" draw:name="Forme5" draw:style-name="gr3" draw:text-style-name="P4" svg:width="0.742cm" svg:height="0.742cm" svg:x="2.311cm" svg:y="12.411cm">
        <text:p text:style-name="P3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Standard"><draw:custom-shape text:anchor-type="paragraph" draw:z-index="0" draw:name="Forme1" draw:style-name="gr6" draw:text-style-name="P4" svg:width="3.414cm" svg:height="1.271cm" svg:x="0.707cm" svg:y="4.087cm"><text:p text:style-name="P3">Moniteu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6" draw:text-style-name="P4" svg:width="3.414cm" svg:height="1.271cm" svg:x="6.131cm" svg:y="4.14cm"><text:p text:style-name="P3">Raspberry 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7" draw:text-style-name="P4" svg:width="3.44cm" svg:height="1.297cm" svg:x="6.211cm" svg:y="6.706cm"><text:p text:style-name="P3">BD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6" draw:text-style-name="P4" svg:width="3.414cm" svg:height="1.271cm" svg:x="11.582cm" svg:y="4.113cm"><text:p text:style-name="P3">Ga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5" draw:text-style-name="P2" svg:width="2.012cm" svg:height="0.186cm" svg:x="4.12cm" svg:y="4.403cm"><text:p/><draw:enhanced-geometry svg:viewBox="0 0 21600 21600" draw:text-areas="?f7 ?f0 21600 ?f2" draw:mirror-vertical="true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e3" draw:style-name="gr5" draw:text-style-name="P2" svg:width="2.012cm" svg:height="0.186cm" svg:x="4.12cm" svg:y="4.826cm"><text:p/><draw:enhanced-geometry svg:viewBox="0 0 21600 21600" draw:text-areas="?f7 ?f0 21600 ?f2" draw:mirror-vertical="true" draw:mirror-horizontal="true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5" draw:text-style-name="P2" svg:width="2.012cm" svg:height="0.186cm" svg:x="9.544cm" svg:y="4.614cm"><text:p/><draw:enhanced-geometry svg:viewBox="0 0 21600 21600" draw:text-areas="?f7 ?f0 21600 ?f2" draw:mirror-vertical="true" draw:mirror-horizontal="true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Forme5" draw:style-name="gr2" draw:text-style-name="P4" svg:width="0.742cm" svg:height="0.742cm" svg:x="4.65cm" svg:y="0.441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0" draw:name="Forme5" draw:style-name="gr2" draw:text-style-name="P4" svg:width="0.742cm" svg:height="0.742cm" svg:x="10.126cm" svg:y="0.43cm"><text:p text:style-name="P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8" draw:name="Forme5" draw:style-name="gr2" draw:text-style-name="P4" svg:width="0.742cm" svg:height="0.742cm" svg:x="4.941cm" svg:y="0.446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9" draw:name="Forme5" draw:style-name="gr2" draw:text-style-name="P4" svg:width="0.742cm" svg:height="0.742cm" svg:x="7.835cm" svg:y="0.332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4" draw:style-name="gr1" draw:text-style-name="P2" svg:width="0.184cm" svg:height="1.297cm" svg:x="7.652cm" svg:y="0.055cm"><text:p/><draw:enhanced-geometry svg:viewBox="0 0 21600 21600" draw:text-areas="?f0 ?f8 ?f2 ?f9" draw:type="up-down-arrow" draw:modifiers="10728.4768211921 7513.043478260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/text:p>
      <text:p text:style-name="Standard"><text:tab/><text:span text:style-name="T1">Communication des images de la Raspberry vers le moniteur pour afficher l’interface de l’application. Il est connecter au </text:span><text:a xlink:type="simple" xlink:href="https://fr.wikipedia.org/wiki/MIPI_DSI" text:style-name="Internet_20_link" text:visited-style-name="Visited_20_Internet_20_Link"><text:span text:style-name="T1">port DSI</text:span></text:a><text:span text:style-name="T1"> </text:span></text:p>
      <text:p text:style-name="Standard"><draw:custom-shape text:anchor-type="paragraph" draw:z-index="12" draw:name="Forme5" draw:style-name="gr4" draw:text-style-name="P6" svg:width="0.743cm" svg:height="0.743cm" svg:x="0.337cm" svg:y="0.198cm"><text:p text:style-name="P5"><text:span text:style-name="T3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text:tab/><text:span text:style-name="T1">Le moniteur envoie l’emplacement du curseur par rapport a un appuis de l’utilisateur sur l’écran, permettant la sélection de l’objet que l’utilisateur voudrait empreinte.</text:span></text:p>
      <text:p text:style-name="Standard"/>
      <text:p text:style-name="Standard"><text:tab/><text:span text:style-name="T1">La Raspberry ferra des demandes vers le serveur bdd pour :</text:span></text:p>
      <text:p text:style-name="Standard"/>
      <text:p text:style-name="Standard"><text:tab/><text:tab/>- <text:span text:style-name="T2">vérification des utilisateur</text:span></text:p>
      <text:p text:style-name="Standard"/>
      <text:p text:style-name="Standard"><text:tab/><text:span text:style-name="T2">Elle devras aussi communiquer avec le serveur pour écrire des données : </text:span></text:p>
      <text:p text:style-name="Standard"><text:tab/><text:tab/></text:p>
      <text:p text:style-name="Standard"><text:tab/><text:tab/>- <text:span text:style-name="T2">date, heure, objet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Forme5" draw:style-name="gr2" draw:text-style-name="P4" svg:width="0.742cm" svg:height="0.742cm" svg:x="0.019cm" svg:y="0.187cm"><text:p text:style-name="P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1-13T11:00:24.675722429</dc:date>
    <meta:editing-duration>PT15S</meta:editing-duration>
    <meta:editing-cycles>1</meta:editing-cycles>
    <meta:document-statistic meta:table-count="0" meta:image-count="0" meta:object-count="0" meta:page-count="1" meta:paragraph-count="8" meta:word-count="75" meta:character-count="493" meta:non-whitespace-character-count="411"/>
    <meta:generator>LibreOffice/6.3.5.2$Linux_X86_64 LibreOffice_project/30$Build-2</meta:generator>
  </office:meta>
</office:document-meta>
</file>